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DV.parse( String st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ateDV.dateToString( DateTimeData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ateDV.getXMLGregorianCalendar( DateTimeData d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ateDV.getActualValue( String content , Validat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